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DE000002A53237C2928C250DB4.png" manifest:media-type="image/png"/>
  <manifest:file-entry manifest:full-path="Pictures/10000000000003DE000002A572C9579D5827A8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3.15cm" fo:min-width="8.3cm"/>
    </style:style>
    <style:style style:name="gr2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1.88cm" fo:min-width="2.302cm"/>
    </style:style>
    <style:style style:name="gr3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2.35cm" fo:min-width="1.3cm"/>
    </style:style>
    <style:style style:name="gr4" style:family="graphic" style:parent-style-name="objectwithoutfill">
      <style:graphic-properties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svg:stroke-width="0.2cm" svg:stroke-color="#ffff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3333f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ff3333" draw:marker-start-width="0.8cm" draw:marker-end="Arrow" draw:marker-end-width="0.9cm" draw:fill="none" draw:fill-color="#ff3333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0.55cm" fo:min-width="0.9cm"/>
    </style:style>
    <style:style style:name="gr10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2.15cm" fo:min-width="2.3cm"/>
    </style:style>
    <style:style style:name="gr11" style:family="graphic">
      <style:graphic-properties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384cm" fo:min-width="0cm" fo:padding-top="0.15cm" fo:padding-bottom="0.15cm" fo:padding-left="0.275cm" fo:padding-right="0.275cm" draw:shadow-opacity="50%"/>
    </style:style>
    <style:style style:name="gr14" style:family="graphic" style:parent-style-name="objectwithoutfill">
      <style:graphic-properties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184cm" fo:min-width="0.25cm" fo:padding-top="0.15cm" fo:padding-bottom="0.15cm" fo:padding-left="0.275cm" fo:padding-right="0.275cm" draw:shadow-opacity="50%"/>
    </style:style>
    <style:style style:name="gr16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206cm" fo:min-width="1.576cm" fo:padding-top="0.15cm" fo:padding-bottom="0.15cm" fo:padding-left="0.275cm" fo:padding-right="0.275cm" draw:shadow-opacity="50%"/>
    </style:style>
    <style:style style:name="gr17" style:family="graphic" style:parent-style-name="standard">
      <style:graphic-properties svg:stroke-width="0.05cm" svg:stroke-color="#ff950e" draw:marker-start-width="0.355cm" draw:marker-end-width="0.355cm" draw:fill-color="#ffd320" draw:opacity="50%" draw:textarea-horizontal-align="justify" draw:textarea-vertical-align="middle" draw:auto-grow-height="false" fo:min-height="0.174cm" fo:min-width="0cm" fo:padding-top="0.15cm" fo:padding-bottom="0.15cm" fo:padding-left="0.275cm" fo:padding-right="0.275cm" draw:shadow-opacity="50%"/>
    </style:style>
    <style:style style:name="gr18" style:family="graphic" style:parent-style-name="objectwithoutfill">
      <style:graphic-properties svg:stroke-width="0.1cm" svg:stroke-color="#ff420e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077cm" fo:min-width="1.576cm" fo:padding-top="0.15cm" fo:padding-bottom="0.15cm" fo:padding-left="0.275cm" fo:padding-right="0.275cm" draw:shadow-opacity="50%"/>
    </style:style>
    <style:style style:name="gr20" style:family="graphic" style:parent-style-name="standard">
      <style:graphic-properties svg:stroke-width="0.05cm" svg:stroke-color="#ff950e" draw:marker-start-width="0.355cm" draw:marker-end-width="0.355cm" draw:fill-color="#ffd320" draw:opacity="50%" draw:textarea-horizontal-align="justify" draw:textarea-vertical-align="middle" draw:auto-grow-height="false" fo:min-height="0.124cm" fo:min-width="0cm" fo:padding-top="0.15cm" fo:padding-bottom="0.15cm" fo:padding-left="0.275cm" fo:padding-right="0.275cm" draw:shadow-opacity="50%"/>
    </style:style>
    <style:style style:name="gr21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384cm" fo:min-width="0cm" fo:padding-top="0.15cm" fo:padding-bottom="0.15cm" fo:padding-left="0.275cm" fo:padding-right="0.275cm" draw:shadow-opacity="50%"/>
    </style:style>
    <style:style style:name="gr22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1cm" fo:min-width="0.05cm" fo:padding-top="0.15cm" fo:padding-bottom="0.15cm" fo:padding-left="0.275cm" fo:padding-right="0.275cm" draw:shadow-opacity="50%"/>
    </style:style>
    <style:style style:name="gr23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3cm" fo:min-width="0cm" fo:padding-top="0.15cm" fo:padding-bottom="0.15cm" fo:padding-left="0.275cm" fo:padding-right="0.275cm" draw:shadow-opacity="50%"/>
    </style:style>
    <style:style style:name="gr24" style:family="graphic" style:parent-style-name="objectwithoutfill">
      <style:graphic-properties svg:stroke-width="0.1cm" svg:stroke-color="#0084d1" draw:marker-start-width="0.5cm" draw:marker-end-width="0.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184cm" fo:min-width="0.25cm" fo:padding-top="0.15cm" fo:padding-bottom="0.15cm" fo:padding-left="0.275cm" fo:padding-right="0.275cm" draw:shadow-opacity="50%"/>
    </style:style>
    <style:style style:name="gr26" style:family="graphic" style:parent-style-name="objectwithoutfill">
      <style:graphic-properties svg:stroke-width="0.1cm" svg:stroke-color="#83caff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2cm" svg:stroke-color="#99ff99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svg:stroke-color="#ff33ff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ff99"/>
      <style:paragraph-properties fo:text-align="center"/>
      <style:text-properties fo:font-size="18pt"/>
    </style:style>
    <style:style style:name="P3" style:family="paragraph">
      <loext:graphic-properties draw:fill="solid" draw:fill-color="#99ff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3333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c5000b" draw:opacity="5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d320" draw:opacity="50%"/>
      <style:paragraph-properties fo:text-align="center"/>
    </style:style>
    <style:style style:name="P11" style:family="paragraph">
      <loext:graphic-properties draw:fill-color="#0084d1" draw:opacity="50%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2" draw:id="id2" draw:layer="layout" svg:width="8.8cm" svg:height="3.4cm" svg:x="8.7cm" svg:y="4.3cm">
          <text:p text:style-name="P1"><text:span text:style-name="T1">CONDENSADOR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" draw:text-style-name="P2" xml:id="id5" draw:id="id5" draw:layer="layout" svg:width="8.8cm" svg:height="3.4cm" svg:x="8.9cm" svg:y="13.5cm">
          <text:p text:style-name="P1"><text:span text:style-name="T1">EVAPORADOR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2" draw:text-style-name="P3" draw:layer="layout" svg:width="5cm" svg:height="3.8cm" draw:transform="rotate (1.5707963267949) translate (19.5cm 14.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3" xml:id="id1" draw:id="id1" draw:layer="layout" svg:width="1.8cm" svg:height="2.6cm" svg:x="21.3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6" draw:id="id6" draw:layer="layout" svg:width="1.8cm" svg:height="2.6cm" svg:x="19.7cm" svg:y="10.5cm">
            <text:p/>
            <draw:enhanced-geometry svg:viewBox="0 0 21600 21600" draw:type="rectangle" draw:enhanced-path="M 0 0 L 21600 0 21600 21600 0 21600 0 0 Z N"/>
          </draw:custom-shape>
        </draw:g>
        <draw:connector draw:style-name="gr4" draw:text-style-name="P4" draw:layer="layout" svg:x1="22.2cm" svg:y1="10.5cm" svg:x2="17.5cm" svg:y2="6cm" draw:start-shape="id1" draw:start-glue-point="0" draw:end-shape="id2" draw:end-glue-point="1" svg:d="M22200 10500v-4500h-4700" svg:viewBox="0 0 4701 4501">
          <text:p/>
        </draw:connector>
        <draw:connector draw:style-name="gr4" draw:text-style-name="P4" draw:layer="layout" svg:x1="8.7cm" svg:y1="6cm" svg:x2="4.3cm" svg:y2="10.401cm" draw:start-shape="id2" draw:start-glue-point="3" draw:end-shape="id3" draw:end-glue-point="7" svg:d="M8700 6000h-4400v4401" svg:viewBox="0 0 4401 4402">
          <text:p/>
        </draw:connector>
        <draw:connector draw:style-name="gr4" draw:text-style-name="P4" draw:layer="layout" svg:x1="4.299cm" svg:y1="13.7cm" svg:x2="8.9cm" svg:y2="15.2cm" draw:start-shape="id4" draw:start-glue-point="7" draw:end-shape="id5" svg:d="M4299 13700v1500h4601" svg:viewBox="0 0 4602 1501">
          <text:p/>
        </draw:connector>
        <draw:connector draw:style-name="gr4" draw:text-style-name="P4" draw:layer="layout" svg:x1="17.7cm" svg:y1="15.2cm" svg:x2="20.6cm" svg:y2="13.1cm" draw:start-shape="id5" draw:start-glue-point="1" draw:end-shape="id6" draw:end-glue-point="2" svg:d="M17700 15200h2900v-2100" svg:viewBox="0 0 2901 2101">
          <text:p/>
        </draw:connector>
        <draw:frame draw:style-name="gr5" draw:text-style-name="P5" draw:layer="layout" svg:width="1.8cm" svg:height="0.962cm" svg:x="21.1cm" svg:y="14.9cm">
          <draw:text-box>
            <text:p><text:span text:style-name="T1">1</text:span></text:p>
          </draw:text-box>
        </draw:frame>
        <draw:frame draw:style-name="gr5" draw:text-style-name="P5" draw:layer="layout" svg:width="1.4cm" svg:height="0.962cm" svg:x="22.9cm" svg:y="3.7cm">
          <draw:text-box>
            <text:p><text:span text:style-name="T1">2</text:span></text:p>
          </draw:text-box>
        </draw:frame>
        <draw:frame draw:style-name="gr5" draw:text-style-name="P5" draw:layer="layout" svg:width="2.8cm" svg:height="0.962cm" svg:x="1.9cm" svg:y="4.3cm">
          <draw:text-box>
            <text:p><text:span text:style-name="T1">3</text:span></text:p>
          </draw:text-box>
        </draw:frame>
        <draw:frame draw:style-name="gr5" draw:text-style-name="P5" draw:layer="layout" svg:width="2.4cm" svg:height="0.962cm" svg:x="2.1cm" svg:y="16.1cm">
          <draw:text-box>
            <text:p><text:span text:style-name="T1">4</text:span></text:p>
          </draw:text-box>
        </draw:frame>
        <draw:connector draw:style-name="gr6" draw:text-style-name="P4" draw:layer="layout" svg:x1="27.313cm" svg:y1="10.461cm" svg:x2="23.3cm" svg:y2="11.8cm" draw:end-shape="id7" draw:end-glue-point="1" svg:d="M27313 10461h-1756v1339h-2257" svg:viewBox="0 0 4014 1340">
          <text:p/>
        </draw:connector>
        <draw:connector draw:style-name="gr7" draw:text-style-name="P4" draw:layer="layout" svg:x1="13.1cm" svg:y1="4.3cm" svg:x2="14.939cm" svg:y2="0.407cm" draw:start-shape="id2" draw:start-glue-point="0" svg:d="M13100 4300v-2196h1839v-1697" svg:viewBox="0 0 1840 3894">
          <text:p/>
        </draw:connector>
        <draw:connector draw:style-name="gr8" draw:text-style-name="P6" draw:layer="layout" svg:x1="12.089cm" svg:y1="20.206cm" svg:x2="13.3cm" svg:y2="16.9cm" draw:end-shape="id5" svg:d="M12089 20206v-1403h1211v-1903" svg:viewBox="0 0 1212 3307">
          <text:p/>
        </draw:connector>
        <draw:g>
          <draw:custom-shape draw:style-name="gr9" draw:text-style-name="P3" xml:id="id4" draw:id="id4" draw:layer="layout" svg:width="2.8cm" svg:height="2.4cm" svg:x="2.899cm" svg:y="11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3" xml:id="id3" draw:id="id3" draw:layer="layout" svg:width="2.8cm" svg:height="2.4cm" svg:x="2.9cm" svg:y="10.4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72C9579D5827A80E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3cm" svg:x2="4.48cm" svg:y2="7.456cm">
          <text:p/>
        </draw:lin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6" draw:text-style-name="P8" draw:layer="layout" svg:width="2.126cm" svg:height="0.506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cm" svg:y1="14.344cm" svg:x2="12.457cm" svg:y2="17.992cm">
          <text:p/>
        </draw:line>
        <draw:line draw:style-name="gr18" draw:text-style-name="P4" draw:layer="layout" svg:x1="15.156cm" svg:y1="7.266cm" svg:x2="13.756cm" svg:y2="12.224cm">
          <text:p/>
        </draw:lin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draw:line draw:style-name="gr27" draw:text-style-name="P4" draw:layer="layout" svg:x1="7.8cm" svg:y1="8.6cm" svg:x2="7.726cm" svg:y2="15.8cm">
          <text:p/>
        </draw:line>
        <draw:custom-shape draw:style-name="gr20" draw:text-style-name="P10" draw:layer="layout" svg:width="0.6cm" svg:height="0.6cm" svg:x="7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draw:line draw:style-name="gr27" draw:text-style-name="P4" draw:layer="layout" svg:x1="7.8cm" svg:y1="8.6cm" svg:x2="7.726cm" svg:y2="15.8cm">
          <text:p/>
        </draw:line>
        <draw:custom-shape draw:style-name="gr20" draw:text-style-name="P10" draw:layer="layout" svg:width="0.6cm" svg:height="0.6cm" svg:x="7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4" draw:layer="layout" svg:x1="12.9cm" svg:y1="15.856cm" svg:x2="15.7cm" svg:y2="8.6cm">
          <text:p/>
        </draw:line>
        <draw:custom-shape draw:style-name="gr20" draw:text-style-name="P10" draw:layer="layout" svg:width="0.6cm" svg:height="0.6cm" svg:x="1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5:52:22.660523769</meta:creation-date>
    <meta:generator>LibreOffice/5.1.6.2$Linux_X86_64 LibreOffice_project/10m0$Build-2</meta:generator>
    <dc:date>2018-09-26T21:40:14.662522388</dc:date>
    <meta:editing-duration>PT55M14S</meta:editing-duration>
    <meta:editing-cycles>22</meta:editing-cycles>
    <meta:document-statistic meta:object-count="174"/>
  </office:meta>
</office:document-meta>
</file>